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MOLT</text:p>
          </table:table-cell>
          <table:table-cell table:formula="of:=44/6.5" office:value-type="float" office:value="6.76923076923077" calcext:value-type="float">
            <text:p>6.76923076923077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 office:value-type="string" calcext:value-type="string">
            <text:p>Radius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base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C4]*[.$F$1]" office:value-type="float" office:value="44" calcext:value-type="float">
            <text:p>44</text:p>
          </table:table-cell>
          <table:table-cell/>
          <table:table-cell table:formula="of:=[.E4]/2" office:value-type="float" office:value="22" calcext:value-type="float">
            <text:p>22.00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head</text:p>
          </table:table-cell>
          <table:table-cell office:value-type="float" office:value="10.23" calcext:value-type="float">
            <text:p>10.23</text:p>
          </table:table-cell>
          <table:table-cell/>
          <table:table-cell table:formula="of:=[.C5]*[.$F$1]" office:value-type="float" office:value="69.2492307692308" calcext:value-type="float">
            <text:p>69.2492307692308</text:p>
          </table:table-cell>
          <table:table-cell/>
          <table:table-cell table:formula="of:=[.E5]/2" office:value-type="float" office:value="34.6246153846154" calcext:value-type="float">
            <text:p>34.62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stud</text:p>
          </table:table-cell>
          <table:table-cell office:value-type="float" office:value="4.94" calcext:value-type="float">
            <text:p>4.94</text:p>
          </table:table-cell>
          <table:table-cell/>
          <table:table-cell table:formula="of:=[.C6]*[.$F$1]" office:value-type="float" office:value="33.44" calcext:value-type="float">
            <text:p>33.44</text:p>
          </table:table-cell>
          <table:table-cell/>
          <table:table-cell table:formula="of:=[.E6]/2" office:value-type="float" office:value="16.72" calcext:value-type="float">
            <text:p>16.72</text:p>
          </table:table-cell>
          <table:table-cell office:value-type="string" calcext:value-type="string">
            <text:p>stud</text:p>
          </table:table-cell>
        </table:table-row>
        <table:table-row table:style-name="ro1">
          <table:table-cell table:number-columns-repeated="4"/>
          <table:table-cell table:formula="of:=[.C7]*[.$F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base</text:p>
          </table:table-cell>
          <table:table-cell office:value-type="float" office:value="1.22" calcext:value-type="float">
            <text:p>1.22</text:p>
          </table:table-cell>
          <table:table-cell/>
          <table:table-cell table:formula="of:=[.C8]*[.$F$1]" office:value-type="float" office:value="8.25846153846154" calcext:value-type="float">
            <text:p>8.25846153846154</text:p>
          </table:table-cell>
          <table:table-cell/>
          <table:table-cell table:formula="of:=[.E8]" office:value-type="float" office:value="8.25846153846154" calcext:value-type="float">
            <text:p>8.26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d</text:p>
          </table:table-cell>
          <table:table-cell office:value-type="float" office:value="8.44" calcext:value-type="float">
            <text:p>8.44</text:p>
          </table:table-cell>
          <table:table-cell/>
          <table:table-cell table:formula="of:=[.C9]*[.$F$1]" office:value-type="float" office:value="57.1323076923077" calcext:value-type="float">
            <text:p>57.1323076923077</text:p>
          </table:table-cell>
          <table:table-cell/>
          <table:table-cell table:formula="of:=[.E9]" office:value-type="float" office:value="57.1323076923077" calcext:value-type="float">
            <text:p>57.13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tud</text:p>
          </table:table-cell>
          <table:table-cell office:value-type="float" office:value="1.98" calcext:value-type="float">
            <text:p>1.98</text:p>
          </table:table-cell>
          <table:table-cell/>
          <table:table-cell table:formula="of:=[.C10]*[.$F$1]" office:value-type="float" office:value="13.4030769230769" calcext:value-type="float">
            <text:p>13.4030769230769</text:p>
          </table:table-cell>
          <table:table-cell/>
          <table:table-cell table:formula="of:=[.E10]" office:value-type="float" office:value="13.4030769230769" calcext:value-type="float">
            <text:p>13.40</text:p>
          </table:table-cell>
          <table:table-cell office:value-type="string" calcext:value-type="string">
            <text:p>stud</text:p>
          </table:table-cell>
        </table:table-row>
        <table:table-row table:style-name="ro1">
          <table:table-cell/>
          <table:table-cell office:value-type="string" calcext:value-type="string">
            <text:p>fillet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[.C11]*[.$F$1]" office:value-type="float" office:value="11.7107692307692" calcext:value-type="float">
            <text:p>11.710769230769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eyes</text:p>
          </table:table-cell>
          <table:table-cell office:value-type="float" office:value="5.97" calcext:value-type="float">
            <text:p>5.97</text:p>
          </table:table-cell>
          <table:table-cell/>
          <table:table-cell table:formula="of:=[.C12]*[.$F$1]" office:value-type="float" office:value="40.4123076923077" calcext:value-type="float">
            <text:p>40.4123076923077</text:p>
          </table:table-cell>
          <table:table-cell/>
          <table:table-cell table:style-name="Default" table:formula="of:=[.E12]-[.G8]" office:value-type="float" office:value="32.1538461538462" calcext:value-type="float">
            <text:p>32.1538461538462</text:p>
          </table:table-cell>
          <table:table-cell office:value-type="string" calcext:value-type="string">
            <text:p>e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3:53:01.011683756</meta:creation-date>
    <dc:date>2018-03-31T16:30:49.272747546</dc:date>
    <meta:editing-duration>PT2H7M17S</meta:editing-duration>
    <meta:editing-cycles>1</meta:editing-cycles>
    <meta:document-statistic meta:table-count="1" meta:cell-count="47" meta:object-count="0"/>
    <meta:generator>LibreOffice/5.4.5.1$Linux_X86_64 LibreOffice_project/40m0$Build-1</meta:generator>
  </office:meta>
</office:document-meta>
</file>